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94d5c" officeooo:paragraph-rsid="001d3bd9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0.5pt" fo:font-weight="bold" officeooo:rsid="001b1214" officeooo:paragraph-rsid="001b1214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size="10.5pt" fo:font-weight="bold" officeooo:rsid="001b1214" officeooo:paragraph-rsid="001b1214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bold" officeooo:rsid="001c1af7" officeooo:paragraph-rsid="001c1af7" style:font-size-asian="10.5pt" style:font-weight-asian="bold" style:font-size-complex="10.5pt" style:font-weight-complex="bold"/>
    </style:style>
    <style:style style:name="P5" style:family="paragraph" style:parent-style-name="Standard">
      <style:text-properties fo:font-size="10.5pt" officeooo:rsid="001c1af7" officeooo:paragraph-rsid="001c1af7" style:font-size-asian="10.5pt" style:font-size-complex="10.5pt"/>
    </style:style>
    <style:style style:name="P6" style:family="paragraph" style:parent-style-name="Standard">
      <style:text-properties fo:font-size="10.5pt" officeooo:rsid="001f26e2" officeooo:paragraph-rsid="001f26e2" style:font-size-asian="10.5pt" style:font-size-complex="10.5pt"/>
    </style:style>
    <style:style style:name="P7" style:family="paragraph" style:parent-style-name="Standard" style:list-style-name="L1">
      <style:text-properties fo:font-size="10.5pt" officeooo:rsid="001f26e2" officeooo:paragraph-rsid="001f26e2" style:font-size-asian="10.5pt" style:font-size-complex="10.5pt"/>
    </style:style>
    <style:style style:name="P8" style:family="paragraph" style:parent-style-name="Standard">
      <style:text-properties fo:font-size="10.5pt" officeooo:rsid="001b1214" officeooo:paragraph-rsid="001b1214" style:font-size-asian="10.5pt" style:font-size-complex="10.5pt"/>
    </style:style>
    <style:style style:name="P9" style:family="paragraph" style:parent-style-name="Standard">
      <style:text-properties fo:font-size="10.5pt" officeooo:rsid="001b1214" officeooo:paragraph-rsid="00232879" style:font-size-asian="10.5pt" style:font-size-complex="10.5pt"/>
    </style:style>
    <style:style style:name="P10" style:family="paragraph" style:parent-style-name="Standard">
      <style:text-properties fo:font-size="10.5pt" officeooo:rsid="001fe1ad" officeooo:paragraph-rsid="001fe1ad" style:font-size-asian="10.5pt" style:font-size-complex="10.5pt"/>
    </style:style>
    <style:style style:name="P11" style:family="paragraph" style:parent-style-name="Standard" style:list-style-name="L2">
      <style:text-properties fo:font-size="10.5pt" officeooo:rsid="001fe1ad" officeooo:paragraph-rsid="001fe1ad" style:font-size-asian="10.5pt" style:font-size-complex="10.5pt"/>
    </style:style>
    <style:style style:name="P12" style:family="paragraph" style:parent-style-name="Standard" style:list-style-name="L2">
      <style:text-properties fo:font-size="10.5pt" officeooo:paragraph-rsid="001fe1ad" style:font-size-asian="10.5pt" style:font-size-complex="10.5pt"/>
    </style:style>
    <style:style style:name="P13" style:family="paragraph" style:parent-style-name="Standard">
      <style:text-properties fo:font-size="10.5pt" officeooo:rsid="0009cc7b" officeooo:paragraph-rsid="001c1af7" style:font-size-asian="10.5pt" style:font-size-complex="10.5pt"/>
    </style:style>
    <style:style style:name="P14" style:family="paragraph" style:parent-style-name="Standard">
      <style:text-properties fo:font-size="10.5pt" officeooo:rsid="0021070f" officeooo:paragraph-rsid="00232879" style:font-size-asian="10.5pt" style:font-size-complex="10.5pt"/>
    </style:style>
    <style:style style:name="P15" style:family="paragraph" style:parent-style-name="Standard">
      <style:text-properties fo:font-size="10.5pt" officeooo:rsid="001106dc" officeooo:paragraph-rsid="001c1af7" style:font-size-asian="10.5pt" style:font-size-complex="10.5pt"/>
    </style:style>
    <style:style style:name="P16" style:family="paragraph" style:parent-style-name="Standard">
      <style:text-properties fo:font-size="10.5pt" officeooo:rsid="00194d5c" officeooo:paragraph-rsid="001d3bd9" style:font-size-asian="10.5pt" style:font-size-complex="10.5pt"/>
    </style:style>
    <style:style style:name="P17" style:family="paragraph" style:parent-style-name="Standard">
      <style:text-properties fo:font-size="10.5pt" fo:font-style="italic" officeooo:rsid="001f26e2" officeooo:paragraph-rsid="001f26e2" style:font-size-asian="10.5pt" style:font-style-asian="italic" style:font-size-complex="10.5pt" style:font-style-complex="italic"/>
    </style:style>
    <style:style style:name="P18" style:family="paragraph" style:parent-style-name="Header">
      <style:text-properties fo:font-size="8pt" fo:font-style="italic" officeooo:rsid="0021e40c" officeooo:paragraph-rsid="0021e40c" style:font-size-asian="8pt" style:font-style-asian="italic" style:font-size-complex="8pt" style:font-style-complex="italic"/>
    </style:style>
    <style:style style:name="T1" style:family="text">
      <style:text-properties officeooo:rsid="001c1af7"/>
    </style:style>
    <style:style style:name="T2" style:family="text">
      <style:text-properties officeooo:rsid="001d3bd9"/>
    </style:style>
    <style:style style:name="T3" style:family="text">
      <style:text-properties officeooo:rsid="001fe1ad"/>
    </style:style>
    <style:style style:name="T4" style:family="text">
      <style:text-properties fo:color="#3f7f5f" style:font-name="Monospace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font-size="11pt" officeooo:rsid="001fe1ad" style:font-size-asian="11pt" style:font-size-complex="11pt"/>
    </style:style>
    <style:style style:name="T7" style:family="text">
      <style:text-properties officeooo:rsid="002328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gue Table Generator</text:p>
      <text:p text:style-name="P2"/>
      <text:p text:style-name="P4">Requirements</text:p>
      <text:p text:style-name="P5"/>
      <text:p text:style-name="P6">The interfaces of the supplied skeleton classes for Match, LeagueTableEntry and League were not changed. <text:s/>However, the code of LeagueTableEntry was modified by:</text:p>
      <text:p text:style-name="P6"/>
      <text:list xml:id="list7333122596351797698" text:style-name="L1">
        <text:list-item>
          <text:p text:style-name="P7"><text:span text:style-name="T7">F</text:span>inalising the team name and introducing a new constructor based solely on team name,</text:p>
        </text:list-item>
        <text:list-item>
          <text:p text:style-name="P7"><text:span text:style-name="T7">R</text:span>emoving redundant attributes (i.e. those which may be derived) and disabling the associated setters,</text:p>
        </text:list-item>
        <text:list-item>
          <text:p text:style-name="P7"><text:span text:style-name="T7">I</text:span>ntroducing new methods played*Match() to enable atomic update from a match result and marking all setters as deprecated.</text:p>
        </text:list-item>
      </text:list>
      <text:p text:style-name="P6"/>
      <text:p text:style-name="P17">It is realised that there is a possibility that changes to the setters in this class might break an existing test harness if there are test cases for JavaBean methods.</text:p>
      <text:p text:style-name="P6"/>
      <text:p text:style-name="P6">Also, the private attributes of Match were finalised to further reinforce the immutable nature of this class.</text:p>
      <text:p text:style-name="P8"/>
      <text:p text:style-name="P3">Design &amp; Implementation</text:p>
      <text:p text:style-name="P8"/>
      <text:p text:style-name="P10">The strategy has been to implement comprehensive testing to validate the implementation. <text:s/>In order to achieve full confidence in this exercise data files were obtained from the internet using two independent sources:</text:p>
      <text:p text:style-name="P10"/>
      <text:list xml:id="list3728623637276694178" text:style-name="L2">
        <text:list-item>
          <text:p text:style-name="P11"><text:span text:style-name="T7">L</text:span>ist of completed match results for the English Premier League 2017/18 from <text:span text:style-name="T4">football-data.co.uk</text:span></text:p>
        </text:list-item>
        <text:list-item>
          <text:p text:style-name="P12"><text:span text:style-name="T7">List of final league table entries for the English Premier League 2017/18 from </text:span><text:span text:style-name="T4">footstats.co.uk</text:span></text:p>
        </text:list-item>
      </text:list>
      <text:p text:style-name="P13"/>
      <text:p text:style-name="P14">The JUnit test for the LeagueTable class read<text:span text:style-name="T7">s</text:span> the files into two separate instances of LeagueTable and compares the list of LeagueTableEntry <text:span text:style-name="T7">which is computed in the case of that using the match results.</text:span></text:p>
      <text:p text:style-name="P13"/>
      <text:p text:style-name="P13">No statements have been made on the performance or thread safety of the implementation as these have not been specified in the requirements.</text:p>
      <text:p text:style-name="P13"/>
      <text:p text:style-name="P15">Various details of the implementation code could be improved by the addition of common jar dependencies, e.g. Guava for argument checking (Preconditions) and @VisibleForTesting, SLF4J as a preferable logging API to JUL.</text:p>
      <text:p text:style-name="P8"/>
      <text:p text:style-name="P3">Management</text:p>
      <text:p text:style-name="P8"/>
      <text:p text:style-name="P16">The code was developed <text:span text:style-name="T2">using JDK 8 and JUnit 4 </text:span>in Eclipse <text:span text:style-name="T2">Oxygen</text:span>. <text:s/><text:span text:style-name="T2">Test coverage was confirmed using the integrated JaCoCo plugin, static code analysis was performed using the SpotBugs plugin, in this case the CheckStyle was not utilised. <text:s/>Javadoc has not been applied to private code elements or to simple JavaBean setter/getter methods.</text:span></text:p>
      <text:p text:style-name="P16"/>
      <text:p text:style-name="P16">Reference was made to Javadoc in the JDK <text:span text:style-name="T1">and internet code examples were consulted for usage of Scanner and column aligned output using printf</text:span>.</text:p>
      <text:p text:style-name="P1"/>
      <text:p text:style-name="P9">The code was developed in four 1.5 hour sittings (in between rugby union internationals on Saturday 24/10/18 and on Sunday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8pt" fo:font-style="italic" officeooo:rsid="0021e40c" officeooo:paragraph-rsid="0021e40c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ul Parlett<text:line-break/>Version 0.1, 25/11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Parlett</meta:initial-creator>
    <meta:creation-date>2018-11-25T15:40:20.690672437</meta:creation-date>
    <dc:date>2018-11-25T16:13:49.818992907</dc:date>
    <dc:creator>Paul Parlett</dc:creator>
    <meta:editing-duration>PT30M48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380" meta:character-count="2424" meta:non-whitespace-character-count="2065"/>
  </office:meta>
</office:document-meta>
</file>